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" table:style-name="ta1">
        <table:shapes>
          <draw:frame draw:z-index="0" draw:style-name="gr1" draw:text-style-name="P1" svg:width="159.99mm" svg:height="89.99mm" svg:x="100.87mm" svg:y="1mm">
            <loext:p draw:notify-on-update-of-ranges="'10'.B1:'10'.B17 '10'.A1:'10'.A17 '10'.D1:'10'.D17 '10'.C1:'10'.C17 '10'.F1:'10'.F17 '10'.E1:'10'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373181" calcext:value-type="float">
            <text:p>373181</text:p>
          </table:table-cell>
          <table:table-cell office:value-type="float" office:value="294" calcext:value-type="float">
            <text:p>294</text:p>
          </table:table-cell>
          <table:table-cell office:value-type="float" office:value="412394" calcext:value-type="float">
            <text:p>412394</text:p>
          </table:table-cell>
          <table:table-cell office:value-type="float" office:value="0" calcext:value-type="float">
            <text:p>0</text:p>
          </table:table-cell>
          <table:table-cell office:value-type="float" office:value="433795" calcext:value-type="float">
            <text:p>433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573" calcext:value-type="float">
            <text:p>370573</text:p>
          </table:table-cell>
          <table:table-cell office:value-type="float" office:value="319" calcext:value-type="float">
            <text:p>319</text:p>
          </table:table-cell>
          <table:table-cell office:value-type="float" office:value="395277" calcext:value-type="float">
            <text:p>395277</text:p>
          </table:table-cell>
          <table:table-cell office:value-type="float" office:value="0" calcext:value-type="float">
            <text:p>0</text:p>
          </table:table-cell>
          <table:table-cell office:value-type="float" office:value="412619" calcext:value-type="float">
            <text:p>412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902" calcext:value-type="float">
            <text:p>369902</text:p>
          </table:table-cell>
          <table:table-cell office:value-type="float" office:value="399" calcext:value-type="float">
            <text:p>399</text:p>
          </table:table-cell>
          <table:table-cell office:value-type="float" office:value="391091" calcext:value-type="float">
            <text:p>391091</text:p>
          </table:table-cell>
          <table:table-cell office:value-type="float" office:value="6" calcext:value-type="float">
            <text:p>6</text:p>
          </table:table-cell>
          <table:table-cell office:value-type="float" office:value="411402" calcext:value-type="float">
            <text:p>4114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2374" calcext:value-type="float">
            <text:p>362374</text:p>
          </table:table-cell>
          <table:table-cell office:value-type="float" office:value="1135" calcext:value-type="float">
            <text:p>1135</text:p>
          </table:table-cell>
          <table:table-cell office:value-type="float" office:value="388370" calcext:value-type="float">
            <text:p>388370</text:p>
          </table:table-cell>
          <table:table-cell office:value-type="float" office:value="11" calcext:value-type="float">
            <text:p>11</text:p>
          </table:table-cell>
          <table:table-cell office:value-type="float" office:value="399984" calcext:value-type="float">
            <text:p>3999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1351" calcext:value-type="float">
            <text:p>361351</text:p>
          </table:table-cell>
          <table:table-cell office:value-type="float" office:value="6059" calcext:value-type="float">
            <text:p>6059</text:p>
          </table:table-cell>
          <table:table-cell office:value-type="float" office:value="386149" calcext:value-type="float">
            <text:p>386149</text:p>
          </table:table-cell>
          <table:table-cell office:value-type="float" office:value="18" calcext:value-type="float">
            <text:p>18</text:p>
          </table:table-cell>
          <table:table-cell office:value-type="float" office:value="393105" calcext:value-type="float">
            <text:p>393105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60607" calcext:value-type="float">
            <text:p>360607</text:p>
          </table:table-cell>
          <table:table-cell office:value-type="float" office:value="11184" calcext:value-type="float">
            <text:p>11184</text:p>
          </table:table-cell>
          <table:table-cell office:value-type="float" office:value="385274" calcext:value-type="float">
            <text:p>385274</text:p>
          </table:table-cell>
          <table:table-cell office:value-type="float" office:value="47" calcext:value-type="float">
            <text:p>47</text:p>
          </table:table-cell>
          <table:table-cell office:value-type="float" office:value="392232" calcext:value-type="float">
            <text:p>39223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359440" calcext:value-type="float">
            <text:p>359440</text:p>
          </table:table-cell>
          <table:table-cell office:value-type="float" office:value="11668" calcext:value-type="float">
            <text:p>11668</text:p>
          </table:table-cell>
          <table:table-cell office:value-type="float" office:value="382210" calcext:value-type="float">
            <text:p>382210</text:p>
          </table:table-cell>
          <table:table-cell office:value-type="float" office:value="56" calcext:value-type="float">
            <text:p>56</text:p>
          </table:table-cell>
          <table:table-cell office:value-type="float" office:value="391344" calcext:value-type="float">
            <text:p>391344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359285" calcext:value-type="float">
            <text:p>359285</text:p>
          </table:table-cell>
          <table:table-cell office:value-type="float" office:value="32025" calcext:value-type="float">
            <text:p>32025</text:p>
          </table:table-cell>
          <table:table-cell office:value-type="float" office:value="369269" calcext:value-type="float">
            <text:p>369269</text:p>
          </table:table-cell>
          <table:table-cell office:value-type="float" office:value="70" calcext:value-type="float">
            <text:p>70</text:p>
          </table:table-cell>
          <table:table-cell office:value-type="float" office:value="387159" calcext:value-type="float">
            <text:p>387159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table:number-columns-repeated="2"/>
          <table:table-cell office:value-type="float" office:value="366536" calcext:value-type="float">
            <text:p>366536</text:p>
          </table:table-cell>
          <table:table-cell office:value-type="float" office:value="275" calcext:value-type="float">
            <text:p>275</text:p>
          </table:table-cell>
          <table:table-cell office:value-type="float" office:value="386048" calcext:value-type="float">
            <text:p>386048</text:p>
          </table:table-cell>
          <table:table-cell office:value-type="float" office:value="10021" calcext:value-type="float">
            <text:p>10021</text:p>
          </table:table-cell>
        </table:table-row>
        <table:table-row table:style-name="ro1">
          <table:table-cell table:number-columns-repeated="2"/>
          <table:table-cell office:value-type="float" office:value="366148" calcext:value-type="float">
            <text:p>366148</text:p>
          </table:table-cell>
          <table:table-cell office:value-type="float" office:value="1422" calcext:value-type="float">
            <text:p>1422</text:p>
          </table:table-cell>
          <table:table-cell office:value-type="float" office:value="384145" calcext:value-type="float">
            <text:p>384145</text:p>
          </table:table-cell>
          <table:table-cell office:value-type="float" office:value="34945" calcext:value-type="float">
            <text:p>34945</text:p>
          </table:table-cell>
        </table:table-row>
        <table:table-row table:style-name="ro1">
          <table:table-cell table:number-columns-repeated="2"/>
          <table:table-cell office:value-type="float" office:value="364471" calcext:value-type="float">
            <text:p>364471</text:p>
          </table:table-cell>
          <table:table-cell office:value-type="float" office:value="3808" calcext:value-type="float">
            <text:p>3808</text:p>
          </table:table-cell>
          <table:table-cell office:value-type="float" office:value="383047" calcext:value-type="float">
            <text:p>383047</text:p>
          </table:table-cell>
          <table:table-cell office:value-type="float" office:value="68562" calcext:value-type="float">
            <text:p>68562</text:p>
          </table:table-cell>
        </table:table-row>
        <table:table-row table:style-name="ro1">
          <table:table-cell table:number-columns-repeated="2"/>
          <table:table-cell office:value-type="float" office:value="358527" calcext:value-type="float">
            <text:p>358527</text:p>
          </table:table-cell>
          <table:table-cell office:value-type="float" office:value="4088" calcext:value-type="float">
            <text:p>40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5436" calcext:value-type="float">
            <text:p>355436</text:p>
          </table:table-cell>
          <table:table-cell office:value-type="float" office:value="9065" calcext:value-type="float">
            <text:p>90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783" calcext:value-type="float">
            <text:p>352783</text:p>
          </table:table-cell>
          <table:table-cell office:value-type="float" office:value="10572" calcext:value-type="float">
            <text:p>105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9420" calcext:value-type="float">
            <text:p>349420</text:p>
          </table:table-cell>
          <table:table-cell office:value-type="float" office:value="28785" calcext:value-type="float">
            <text:p>287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8282" calcext:value-type="float">
            <text:p>348282</text:p>
          </table:table-cell>
          <table:table-cell office:value-type="float" office:value="37790" calcext:value-type="float">
            <text:p>377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6829" calcext:value-type="float">
            <text:p>346829</text:p>
          </table:table-cell>
          <table:table-cell office:value-type="float" office:value="65768" calcext:value-type="float">
            <text:p>65768</text:p>
          </table:table-cell>
          <table:table-cell table:number-columns-repeated="2"/>
        </table:table-row>
      </table:table>
      <table:table table:name="100" table:style-name="ta1">
        <table:shapes>
          <draw:frame draw:z-index="0" draw:style-name="gr1" draw:text-style-name="P1" svg:width="172.32mm" svg:height="96.93mm" svg:x="88.54mm" svg:y="1mm">
            <loext:p draw:notify-on-update-of-ranges="'100'.B1:'100'.B18 '100'.A1:'100'.A18 '100'.D1:'100'.D18 '100'.C1:'100'.C18 '100'.F1:'100'.F18 '100'.E1:'100'.E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390256" calcext:value-type="float">
            <text:p>390256</text:p>
          </table:table-cell>
          <table:table-cell office:value-type="float" office:value="3" calcext:value-type="float">
            <text:p>3</text:p>
          </table:table-cell>
          <table:table-cell office:value-type="float" office:value="432201" calcext:value-type="float">
            <text:p>432201</text:p>
          </table:table-cell>
          <table:table-cell office:value-type="float" office:value="0" calcext:value-type="float">
            <text:p>0</text:p>
          </table:table-cell>
          <table:table-cell office:value-type="float" office:value="396013" calcext:value-type="float">
            <text:p>396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849" calcext:value-type="float">
            <text:p>377849</text:p>
          </table:table-cell>
          <table:table-cell office:value-type="float" office:value="4" calcext:value-type="float">
            <text:p>4</text:p>
          </table:table-cell>
          <table:table-cell office:value-type="float" office:value="417512" calcext:value-type="float">
            <text:p>417512</text:p>
          </table:table-cell>
          <table:table-cell office:value-type="float" office:value="0" calcext:value-type="float">
            <text:p>0</text:p>
          </table:table-cell>
          <table:table-cell office:value-type="float" office:value="385492" calcext:value-type="float">
            <text:p>3854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7810" calcext:value-type="float">
            <text:p>377810</text:p>
          </table:table-cell>
          <table:table-cell office:value-type="float" office:value="54" calcext:value-type="float">
            <text:p>54</text:p>
          </table:table-cell>
          <table:table-cell office:value-type="float" office:value="408079" calcext:value-type="float">
            <text:p>408079</text:p>
          </table:table-cell>
          <table:table-cell office:value-type="float" office:value="0" calcext:value-type="float">
            <text:p>0</text:p>
          </table:table-cell>
          <table:table-cell office:value-type="float" office:value="382699" calcext:value-type="float">
            <text:p>382699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376685" calcext:value-type="float">
            <text:p>376685</text:p>
          </table:table-cell>
          <table:table-cell office:value-type="float" office:value="59" calcext:value-type="float">
            <text:p>59</text:p>
          </table:table-cell>
          <table:table-cell office:value-type="float" office:value="402550" calcext:value-type="float">
            <text:p>402550</text:p>
          </table:table-cell>
          <table:table-cell office:value-type="float" office:value="0" calcext:value-type="float">
            <text:p>0</text:p>
          </table:table-cell>
          <table:table-cell office:value-type="float" office:value="379502" calcext:value-type="float">
            <text:p>379502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375271" calcext:value-type="float">
            <text:p>375271</text:p>
          </table:table-cell>
          <table:table-cell office:value-type="float" office:value="85" calcext:value-type="float">
            <text:p>85</text:p>
          </table:table-cell>
          <table:table-cell office:value-type="float" office:value="395533" calcext:value-type="float">
            <text:p>3955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2961" calcext:value-type="float">
            <text:p>372961</text:p>
          </table:table-cell>
          <table:table-cell office:value-type="float" office:value="96" calcext:value-type="float">
            <text:p>96</text:p>
          </table:table-cell>
          <table:table-cell office:value-type="float" office:value="382933" calcext:value-type="float">
            <text:p>3829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9811" calcext:value-type="float">
            <text:p>369811</text:p>
          </table:table-cell>
          <table:table-cell office:value-type="float" office:value="160" calcext:value-type="float">
            <text:p>160</text:p>
          </table:table-cell>
          <table:table-cell office:value-type="float" office:value="382629" calcext:value-type="float">
            <text:p>38262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65081" calcext:value-type="float">
            <text:p>365081</text:p>
          </table:table-cell>
          <table:table-cell office:value-type="float" office:value="167" calcext:value-type="float">
            <text:p>167</text:p>
          </table:table-cell>
          <table:table-cell office:value-type="float" office:value="379722" calcext:value-type="float">
            <text:p>3797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61849" calcext:value-type="float">
            <text:p>361849</text:p>
          </table:table-cell>
          <table:table-cell office:value-type="float" office:value="270" calcext:value-type="float">
            <text:p>270</text:p>
          </table:table-cell>
          <table:table-cell office:value-type="float" office:value="374959" calcext:value-type="float">
            <text:p>37495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52397" calcext:value-type="float">
            <text:p>352397</text:p>
          </table:table-cell>
          <table:table-cell office:value-type="float" office:value="515" calcext:value-type="float">
            <text:p>515</text:p>
          </table:table-cell>
          <table:table-cell office:value-type="float" office:value="366495" calcext:value-type="float">
            <text:p>36649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52087" calcext:value-type="float">
            <text:p>352087</text:p>
          </table:table-cell>
          <table:table-cell office:value-type="float" office:value="2023" calcext:value-type="float">
            <text:p>2023</text:p>
          </table:table-cell>
          <table:table-cell office:value-type="float" office:value="366155" calcext:value-type="float">
            <text:p>36615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5276" calcext:value-type="float">
            <text:p>365276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5046" calcext:value-type="float">
            <text:p>365046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4242" calcext:value-type="float">
            <text:p>364242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5846" calcext:value-type="float">
            <text:p>355846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631" calcext:value-type="float">
            <text:p>352631</text:p>
          </table:table-cell>
          <table:table-cell office:value-type="float" office:value="792" calcext:value-type="float">
            <text:p>7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1229" calcext:value-type="float">
            <text:p>351229</text:p>
          </table:table-cell>
          <table:table-cell office:value-type="float" office:value="1178" calcext:value-type="float">
            <text:p>11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024" calcext:value-type="float">
            <text:p>350024</text:p>
          </table:table-cell>
          <table:table-cell office:value-type="float" office:value="6186" calcext:value-type="float">
            <text:p>6186</text:p>
          </table:table-cell>
          <table:table-cell table:number-columns-repeated="2"/>
        </table:table-row>
      </table:table>
      <table:table table:name="1000" table:style-name="ta1">
        <table:shapes>
          <draw:frame draw:z-index="0" draw:style-name="gr1" draw:text-style-name="P1" svg:width="178.85mm" svg:height="100.6mm" svg:x="82.01mm" svg:y="1mm">
            <loext:p draw:notify-on-update-of-ranges="'1000'.B1:'1000'.B17 '1000'.A1:'1000'.A17 '1000'.D1:'1000'.D17 '1000'.C1:'1000'.C17 '1000'.F1:'1000'.F17 '1000'.E1:'1000'.E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426200" calcext:value-type="float">
            <text:p>426200</text:p>
          </table:table-cell>
          <table:table-cell office:value-type="float" office:value="0" calcext:value-type="float">
            <text:p>0</text:p>
          </table:table-cell>
          <table:table-cell office:value-type="float" office:value="424942" calcext:value-type="float">
            <text:p>424942</text:p>
          </table:table-cell>
          <table:table-cell office:value-type="float" office:value="0" calcext:value-type="float">
            <text:p>0</text:p>
          </table:table-cell>
          <table:table-cell office:value-type="float" office:value="449044" calcext:value-type="float">
            <text:p>449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290" calcext:value-type="float">
            <text:p>417290</text:p>
          </table:table-cell>
          <table:table-cell office:value-type="float" office:value="0" calcext:value-type="float">
            <text:p>0</text:p>
          </table:table-cell>
          <table:table-cell office:value-type="float" office:value="395271" calcext:value-type="float">
            <text:p>395271</text:p>
          </table:table-cell>
          <table:table-cell office:value-type="float" office:value="0" calcext:value-type="float">
            <text:p>0</text:p>
          </table:table-cell>
          <table:table-cell office:value-type="float" office:value="444452" calcext:value-type="float">
            <text:p>444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176" calcext:value-type="float">
            <text:p>417176</text:p>
          </table:table-cell>
          <table:table-cell office:value-type="float" office:value="0" calcext:value-type="float">
            <text:p>0</text:p>
          </table:table-cell>
          <table:table-cell office:value-type="float" office:value="387717" calcext:value-type="float">
            <text:p>387717</text:p>
          </table:table-cell>
          <table:table-cell office:value-type="float" office:value="0" calcext:value-type="float">
            <text:p>0</text:p>
          </table:table-cell>
          <table:table-cell office:value-type="float" office:value="438222" calcext:value-type="float">
            <text:p>438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083" calcext:value-type="float">
            <text:p>407083</text:p>
          </table:table-cell>
          <table:table-cell office:value-type="float" office:value="0" calcext:value-type="float">
            <text:p>0</text:p>
          </table:table-cell>
          <table:table-cell office:value-type="float" office:value="378077" calcext:value-type="float">
            <text:p>378077</text:p>
          </table:table-cell>
          <table:table-cell office:value-type="float" office:value="0" calcext:value-type="float">
            <text:p>0</text:p>
          </table:table-cell>
          <table:table-cell office:value-type="float" office:value="424091" calcext:value-type="float">
            <text:p>424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915" calcext:value-type="float">
            <text:p>391915</text:p>
          </table:table-cell>
          <table:table-cell office:value-type="float" office:value="0" calcext:value-type="float">
            <text:p>0</text:p>
          </table:table-cell>
          <table:table-cell office:value-type="float" office:value="377525" calcext:value-type="float">
            <text:p>377525</text:p>
          </table:table-cell>
          <table:table-cell office:value-type="float" office:value="0" calcext:value-type="float">
            <text:p>0</text:p>
          </table:table-cell>
          <table:table-cell office:value-type="float" office:value="421106" calcext:value-type="float">
            <text:p>42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775" calcext:value-type="float">
            <text:p>384775</text:p>
          </table:table-cell>
          <table:table-cell office:value-type="float" office:value="0" calcext:value-type="float">
            <text:p>0</text:p>
          </table:table-cell>
          <table:table-cell office:value-type="float" office:value="375436" calcext:value-type="float">
            <text:p>375436</text:p>
          </table:table-cell>
          <table:table-cell office:value-type="float" office:value="0" calcext:value-type="float">
            <text:p>0</text:p>
          </table:table-cell>
          <table:table-cell office:value-type="float" office:value="408484" calcext:value-type="float">
            <text:p>408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269" calcext:value-type="float">
            <text:p>369269</text:p>
          </table:table-cell>
          <table:table-cell office:value-type="float" office:value="0" calcext:value-type="float">
            <text:p>0</text:p>
          </table:table-cell>
          <table:table-cell office:value-type="float" office:value="373848" calcext:value-type="float">
            <text:p>373848</text:p>
          </table:table-cell>
          <table:table-cell office:value-type="float" office:value="1" calcext:value-type="float">
            <text:p>1</text:p>
          </table:table-cell>
          <table:table-cell office:value-type="float" office:value="404601" calcext:value-type="float">
            <text:p>404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902" calcext:value-type="float">
            <text:p>364902</text:p>
          </table:table-cell>
          <table:table-cell office:value-type="float" office:value="23" calcext:value-type="float">
            <text:p>23</text:p>
          </table:table-cell>
          <table:table-cell office:value-type="float" office:value="369390" calcext:value-type="float">
            <text:p>369390</text:p>
          </table:table-cell>
          <table:table-cell office:value-type="float" office:value="2" calcext:value-type="float">
            <text:p>2</text:p>
          </table:table-cell>
          <table:table-cell office:value-type="float" office:value="399691" calcext:value-type="float">
            <text:p>399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193" calcext:value-type="float">
            <text:p>358193</text:p>
          </table:table-cell>
          <table:table-cell office:value-type="float" office:value="25" calcext:value-type="float">
            <text:p>25</text:p>
          </table:table-cell>
          <table:table-cell office:value-type="float" office:value="365002" calcext:value-type="float">
            <text:p>365002</text:p>
          </table:table-cell>
          <table:table-cell office:value-type="float" office:value="11" calcext:value-type="float">
            <text:p>11</text:p>
          </table:table-cell>
          <table:table-cell office:value-type="float" office:value="398084" calcext:value-type="float">
            <text:p>398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936" calcext:value-type="float">
            <text:p>354936</text:p>
          </table:table-cell>
          <table:table-cell office:value-type="float" office:value="158" calcext:value-type="float">
            <text:p>158</text:p>
          </table:table-cell>
          <table:table-cell office:value-type="float" office:value="363511" calcext:value-type="float">
            <text:p>363511</text:p>
          </table:table-cell>
          <table:table-cell office:value-type="float" office:value="12" calcext:value-type="float">
            <text:p>12</text:p>
          </table:table-cell>
          <table:table-cell office:value-type="float" office:value="397125" calcext:value-type="float">
            <text:p>397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739" calcext:value-type="float">
            <text:p>350739</text:p>
          </table:table-cell>
          <table:table-cell office:value-type="float" office:value="188" calcext:value-type="float">
            <text:p>188</text:p>
          </table:table-cell>
          <table:table-cell office:value-type="float" office:value="360188" calcext:value-type="float">
            <text:p>360188</text:p>
          </table:table-cell>
          <table:table-cell office:value-type="float" office:value="19" calcext:value-type="float">
            <text:p>19</text:p>
          </table:table-cell>
          <table:table-cell office:value-type="float" office:value="396805" calcext:value-type="float">
            <text:p>3968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359503" calcext:value-type="float">
            <text:p>359503</text:p>
          </table:table-cell>
          <table:table-cell office:value-type="float" office:value="51" calcext:value-type="float">
            <text:p>51</text:p>
          </table:table-cell>
          <table:table-cell office:value-type="float" office:value="392631" calcext:value-type="float">
            <text:p>3926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355981" calcext:value-type="float">
            <text:p>355981</text:p>
          </table:table-cell>
          <table:table-cell office:value-type="float" office:value="53" calcext:value-type="float">
            <text:p>53</text:p>
          </table:table-cell>
          <table:table-cell office:value-type="float" office:value="391467" calcext:value-type="float">
            <text:p>3914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355349" calcext:value-type="float">
            <text:p>355349</text:p>
          </table:table-cell>
          <table:table-cell office:value-type="float" office:value="86" calcext:value-type="float">
            <text:p>86</text:p>
          </table:table-cell>
          <table:table-cell office:value-type="float" office:value="391460" calcext:value-type="float">
            <text:p>3914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float" office:value="354151" calcext:value-type="float">
            <text:p>354151</text:p>
          </table:table-cell>
          <table:table-cell office:value-type="float" office:value="210" calcext:value-type="float">
            <text:p>210</text:p>
          </table:table-cell>
          <table:table-cell office:value-type="float" office:value="386092" calcext:value-type="float">
            <text:p>3860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352730" calcext:value-type="float">
            <text:p>352730</text:p>
          </table:table-cell>
          <table:table-cell office:value-type="float" office:value="842" calcext:value-type="float">
            <text:p>842</text:p>
          </table:table-cell>
          <table:table-cell office:value-type="float" office:value="385703" calcext:value-type="float">
            <text:p>38570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4"/>
          <table:table-cell office:value-type="float" office:value="383302" calcext:value-type="float">
            <text:p>383302</text:p>
          </table:table-cell>
          <table:table-cell office:value-type="float" office:value="191" calcext:value-type="float">
            <text:p>1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.00.0000</text:date>, <text:time style:data-style-name="N2" text:time-value="01:08:24.566711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2:12:17.292389000</meta:creation-date>
    <meta:generator>LibreOffice/5.2.3.3$MacOSX_X86_64 LibreOffice_project/d54a8868f08a7b39642414cf2c8ef2f228f780cf</meta:generator>
    <dc:date>2017-01-18T01:16:35.564802000</dc:date>
    <meta:editing-duration>PT23M50S</meta:editing-duration>
    <meta:editing-cycles>4</meta:editing-cycles>
    <meta:document-statistic meta:table-count="3" meta:cell-count="22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 2 3" chart:style-name="ch1">
        <chart:title svg:x="2.522cm" svg:y="0.316cm" chart:style-name="ch2">
          <text:p>Strojenie algorytmu - dobór liczby mrówek na iterację</text:p>
        </chart:title>
        <chart:subtitle svg:x="7.716cm" svg:y="1.267cm" chart:style-name="ch3">
          <text:p>10</text:p>
        </chart:subtitle>
        <chart:plot-area chart:style-name="ch4" table:cell-range-address="'10'.A1:'10'.C17 '10'.E1:'10'.E17" svg:x="1.321cm" svg:y="2.13cm" svg:width="14.359cm" svg:height="5.719cm">
          <chartooo:coordinate-region svg:x="2.741cm" svg:y="2.322cm" svg:width="12.353cm" svg:height="4.895cm"/>
          <chart:axis chart:dimension="x" chart:name="primary-x" chart:style-name="ch5">
            <chart:title svg:x="5.712cm" svg:y="8.029cm" chart:style-name="ch6">
              <text:p>Czas wykonywania algorytmu [iteracje]</text:p>
            </chart:title>
            <chart:grid chart:style-name="ch7" chart:class="major"/>
          </chart:axis>
          <chart:axis chart:dimension="y" chart:name="primary-y" chart:style-name="ch8">
            <chart:title svg:x="0.451cm" svg:y="9cm" chart:style-name="ch9">
              <text:p>Wartosć funkcji celu [jednostki czasu wykonywania operacji]</text:p>
            </chart:title>
            <chart:grid chart:style-name="ch7" chart:class="major"/>
          </chart:axis>
          <chart:series chart:style-name="ch10" chart:values-cell-range-address="'10'.A1:'10'.A17" chart:class="chart:scatter">
            <chart:domain table:cell-range-address="'10'.B1:'10'.B17"/>
            <chart:data-point chart:repeated="17"/>
          </chart:series>
          <chart:series chart:style-name="ch11" chart:values-cell-range-address="'10'.C1:'10'.C17" chart:class="chart:scatter">
            <chart:domain table:cell-range-address="'10'.D1:'10'.D17"/>
            <chart:data-point chart:repeated="17"/>
          </chart:series>
          <chart:series chart:style-name="ch12" chart:values-cell-range-address="'10'.E1:'10'.E17" chart:class="chart:scatter">
            <chart:domain table:cell-range-address="'10'.F1:'10'.F17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D</text:p>
              </table:table-cell>
              <table:table-cell office:value-type="string">
                <text:p>Kolumna C</text:p>
              </table:table-cell>
              <table:table-cell office:value-type="string">
                <text:p>Kolumna F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4">
                <text:p>294</text:p>
                <draw:g>
                  <svg:desc>'10'.B1:'10'.B17</svg:desc>
                </draw:g>
              </table:table-cell>
              <table:table-cell office:value-type="float" office:value="373181">
                <text:p>373181</text:p>
                <draw:g>
                  <svg:desc>'10'.A1:'10'.A17</svg:desc>
                </draw:g>
              </table:table-cell>
              <table:table-cell office:value-type="float" office:value="0">
                <text:p>0</text:p>
                <draw:g>
                  <svg:desc>'10'.D1:'10'.D17</svg:desc>
                </draw:g>
              </table:table-cell>
              <table:table-cell office:value-type="float" office:value="412394">
                <text:p>412394</text:p>
                <draw:g>
                  <svg:desc>'10'.C1:'10'.C17</svg:desc>
                </draw:g>
              </table:table-cell>
              <table:table-cell office:value-type="float" office:value="0">
                <text:p>0</text:p>
                <draw:g>
                  <svg:desc>'10'.F1:'10'.F17</svg:desc>
                </draw:g>
              </table:table-cell>
              <table:table-cell office:value-type="float" office:value="433795">
                <text:p>433795</text:p>
                <draw:g>
                  <svg:desc>'10'.E1:'10'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9">
                <text:p>319</text:p>
              </table:table-cell>
              <table:table-cell office:value-type="float" office:value="370573">
                <text:p>370573</text:p>
              </table:table-cell>
              <table:table-cell office:value-type="float" office:value="0">
                <text:p>0</text:p>
              </table:table-cell>
              <table:table-cell office:value-type="float" office:value="395277">
                <text:p>395277</text:p>
              </table:table-cell>
              <table:table-cell office:value-type="float" office:value="1">
                <text:p>1</text:p>
              </table:table-cell>
              <table:table-cell office:value-type="float" office:value="412619">
                <text:p>412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369902">
                <text:p>369902</text:p>
              </table:table-cell>
              <table:table-cell office:value-type="float" office:value="6">
                <text:p>6</text:p>
              </table:table-cell>
              <table:table-cell office:value-type="float" office:value="391091">
                <text:p>391091</text:p>
              </table:table-cell>
              <table:table-cell office:value-type="float" office:value="9">
                <text:p>9</text:p>
              </table:table-cell>
              <table:table-cell office:value-type="float" office:value="411402">
                <text:p>411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5">
                <text:p>1135</text:p>
              </table:table-cell>
              <table:table-cell office:value-type="float" office:value="362374">
                <text:p>362374</text:p>
              </table:table-cell>
              <table:table-cell office:value-type="float" office:value="11">
                <text:p>11</text:p>
              </table:table-cell>
              <table:table-cell office:value-type="float" office:value="388370">
                <text:p>388370</text:p>
              </table:table-cell>
              <table:table-cell office:value-type="float" office:value="14">
                <text:p>14</text:p>
              </table:table-cell>
              <table:table-cell office:value-type="float" office:value="399984">
                <text:p>399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59">
                <text:p>6059</text:p>
              </table:table-cell>
              <table:table-cell office:value-type="float" office:value="361351">
                <text:p>361351</text:p>
              </table:table-cell>
              <table:table-cell office:value-type="float" office:value="18">
                <text:p>18</text:p>
              </table:table-cell>
              <table:table-cell office:value-type="float" office:value="386149">
                <text:p>386149</text:p>
              </table:table-cell>
              <table:table-cell office:value-type="float" office:value="768">
                <text:p>768</text:p>
              </table:table-cell>
              <table:table-cell office:value-type="float" office:value="393105">
                <text:p>393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84">
                <text:p>11184</text:p>
              </table:table-cell>
              <table:table-cell office:value-type="float" office:value="360607">
                <text:p>360607</text:p>
              </table:table-cell>
              <table:table-cell office:value-type="float" office:value="47">
                <text:p>47</text:p>
              </table:table-cell>
              <table:table-cell office:value-type="float" office:value="385274">
                <text:p>385274</text:p>
              </table:table-cell>
              <table:table-cell office:value-type="float" office:value="1002">
                <text:p>1002</text:p>
              </table:table-cell>
              <table:table-cell office:value-type="float" office:value="392232">
                <text:p>392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68">
                <text:p>11668</text:p>
              </table:table-cell>
              <table:table-cell office:value-type="float" office:value="359440">
                <text:p>359440</text:p>
              </table:table-cell>
              <table:table-cell office:value-type="float" office:value="56">
                <text:p>56</text:p>
              </table:table-cell>
              <table:table-cell office:value-type="float" office:value="382210">
                <text:p>382210</text:p>
              </table:table-cell>
              <table:table-cell office:value-type="float" office:value="1144">
                <text:p>1144</text:p>
              </table:table-cell>
              <table:table-cell office:value-type="float" office:value="391344">
                <text:p>391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25">
                <text:p>32025</text:p>
              </table:table-cell>
              <table:table-cell office:value-type="float" office:value="359285">
                <text:p>359285</text:p>
              </table:table-cell>
              <table:table-cell office:value-type="float" office:value="70">
                <text:p>70</text:p>
              </table:table-cell>
              <table:table-cell office:value-type="float" office:value="369269">
                <text:p>369269</text:p>
              </table:table-cell>
              <table:table-cell office:value-type="float" office:value="3411">
                <text:p>3411</text:p>
              </table:table-cell>
              <table:table-cell office:value-type="float" office:value="387159">
                <text:p>387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366536">
                <text:p>366536</text:p>
              </table:table-cell>
              <table:table-cell office:value-type="float" office:value="10021">
                <text:p>10021</text:p>
              </table:table-cell>
              <table:table-cell office:value-type="float" office:value="386048">
                <text:p>3860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2">
                <text:p>1422</text:p>
              </table:table-cell>
              <table:table-cell office:value-type="float" office:value="366148">
                <text:p>366148</text:p>
              </table:table-cell>
              <table:table-cell office:value-type="float" office:value="34945">
                <text:p>34945</text:p>
              </table:table-cell>
              <table:table-cell office:value-type="float" office:value="384145">
                <text:p>384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8">
                <text:p>3808</text:p>
              </table:table-cell>
              <table:table-cell office:value-type="float" office:value="364471">
                <text:p>364471</text:p>
              </table:table-cell>
              <table:table-cell office:value-type="float" office:value="68562">
                <text:p>68562</text:p>
              </table:table-cell>
              <table:table-cell office:value-type="float" office:value="383047">
                <text:p>383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8">
                <text:p>4088</text:p>
              </table:table-cell>
              <table:table-cell office:value-type="float" office:value="358527">
                <text:p>358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5">
                <text:p>9065</text:p>
              </table:table-cell>
              <table:table-cell office:value-type="float" office:value="355436">
                <text:p>35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72">
                <text:p>10572</text:p>
              </table:table-cell>
              <table:table-cell office:value-type="float" office:value="352783">
                <text:p>35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85">
                <text:p>28785</text:p>
              </table:table-cell>
              <table:table-cell office:value-type="float" office:value="349420">
                <text:p>349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90">
                <text:p>37790</text:p>
              </table:table-cell>
              <table:table-cell office:value-type="float" office:value="348282">
                <text:p>348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68">
                <text:p>65768</text:p>
              </table:table-cell>
              <table:table-cell office:value-type="float" office:value="346829">
                <text:p>34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33cm" svg:height="9.694cm" xlink:href=".." xlink:type="simple" chart:class="chart:scatter" chart:column-mapping="1 0 2 3" chart:style-name="ch1">
        <chart:title svg:x="3.138cm" svg:y="0.329cm" chart:style-name="ch2">
          <text:p>Strojenie algorytmu - dobór liczby mrówek na iterację</text:p>
        </chart:title>
        <chart:subtitle svg:x="8.231cm" svg:y="1.293cm" chart:style-name="ch3">
          <text:p>100</text:p>
        </chart:subtitle>
        <chart:plot-area chart:style-name="ch4" table:cell-range-address="'100'.A1:'100'.C18 '100'.E1:'100'.E18" svg:x="1.345cm" svg:y="2.169cm" svg:width="15.544cm" svg:height="6.361cm">
          <chartooo:coordinate-region svg:x="2.765cm" svg:y="2.361cm" svg:width="13.639cm" svg:height="5.537cm"/>
          <chart:axis chart:dimension="x" chart:name="primary-x" chart:style-name="ch5">
            <chart:title svg:x="6.329cm" svg:y="8.723cm" chart:style-name="ch6">
              <text:p>Czas wykonywania algorytmu [iteracje]</text:p>
            </chart:title>
            <chart:grid chart:style-name="ch7" chart:class="major"/>
          </chart:axis>
          <chart:axis chart:dimension="y" chart:name="primary-y" chart:style-name="ch8">
            <chart:title svg:x="0.451cm" svg:y="9.621cm" chart:style-name="ch9">
              <text:p>Wartość funkcji celu [jednostki czasu wykonywania operacji]</text:p>
            </chart:title>
            <chart:grid chart:style-name="ch7" chart:class="major"/>
          </chart:axis>
          <chart:series chart:style-name="ch10" chart:values-cell-range-address="'100'.A1:'100'.A18" chart:class="chart:scatter">
            <chart:domain table:cell-range-address="'100'.B1:'100'.B18"/>
            <chart:data-point chart:repeated="18"/>
          </chart:series>
          <chart:series chart:style-name="ch11" chart:values-cell-range-address="'100'.C1:'100'.C18" chart:class="chart:scatter">
            <chart:domain table:cell-range-address="'100'.D1:'100'.D18"/>
            <chart:data-point chart:repeated="18"/>
          </chart:series>
          <chart:series chart:style-name="ch12" chart:values-cell-range-address="'100'.E1:'100'.E18" chart:class="chart:scatter">
            <chart:domain table:cell-range-address="'100'.F1:'100'.F18"/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D</text:p>
              </table:table-cell>
              <table:table-cell office:value-type="string">
                <text:p>Kolumna C</text:p>
              </table:table-cell>
              <table:table-cell office:value-type="string">
                <text:p>Kolumna F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00'.B1:'100'.B18</svg:desc>
                </draw:g>
              </table:table-cell>
              <table:table-cell office:value-type="float" office:value="390256">
                <text:p>390256</text:p>
                <draw:g>
                  <svg:desc>'100'.A1:'100'.A18</svg:desc>
                </draw:g>
              </table:table-cell>
              <table:table-cell office:value-type="float" office:value="0">
                <text:p>0</text:p>
                <draw:g>
                  <svg:desc>'100'.D1:'100'.D18</svg:desc>
                </draw:g>
              </table:table-cell>
              <table:table-cell office:value-type="float" office:value="432201">
                <text:p>432201</text:p>
                <draw:g>
                  <svg:desc>'100'.C1:'100'.C18</svg:desc>
                </draw:g>
              </table:table-cell>
              <table:table-cell office:value-type="float" office:value="0">
                <text:p>0</text:p>
                <draw:g>
                  <svg:desc>'100'.F1:'100'.F18</svg:desc>
                </draw:g>
              </table:table-cell>
              <table:table-cell office:value-type="float" office:value="396013">
                <text:p>396013</text:p>
                <draw:g>
                  <svg:desc>'100'.E1:'100'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77849">
                <text:p>377849</text:p>
              </table:table-cell>
              <table:table-cell office:value-type="float" office:value="0">
                <text:p>0</text:p>
              </table:table-cell>
              <table:table-cell office:value-type="float" office:value="417512">
                <text:p>417512</text:p>
              </table:table-cell>
              <table:table-cell office:value-type="float" office:value="7">
                <text:p>7</text:p>
              </table:table-cell>
              <table:table-cell office:value-type="float" office:value="385492">
                <text:p>385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377810">
                <text:p>377810</text:p>
              </table:table-cell>
              <table:table-cell office:value-type="float" office:value="0">
                <text:p>0</text:p>
              </table:table-cell>
              <table:table-cell office:value-type="float" office:value="408079">
                <text:p>408079</text:p>
              </table:table-cell>
              <table:table-cell office:value-type="float" office:value="849">
                <text:p>849</text:p>
              </table:table-cell>
              <table:table-cell office:value-type="float" office:value="382699">
                <text:p>382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">
                <text:p>59</text:p>
              </table:table-cell>
              <table:table-cell office:value-type="float" office:value="376685">
                <text:p>376685</text:p>
              </table:table-cell>
              <table:table-cell office:value-type="float" office:value="0">
                <text:p>0</text:p>
              </table:table-cell>
              <table:table-cell office:value-type="float" office:value="402550">
                <text:p>402550</text:p>
              </table:table-cell>
              <table:table-cell office:value-type="float" office:value="2654">
                <text:p>2654</text:p>
              </table:table-cell>
              <table:table-cell office:value-type="float" office:value="379502">
                <text:p>379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375271">
                <text:p>375271</text:p>
              </table:table-cell>
              <table:table-cell office:value-type="float" office:value="0">
                <text:p>0</text:p>
              </table:table-cell>
              <table:table-cell office:value-type="float" office:value="395533">
                <text:p>39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372961">
                <text:p>372961</text:p>
              </table:table-cell>
              <table:table-cell office:value-type="float" office:value="0">
                <text:p>0</text:p>
              </table:table-cell>
              <table:table-cell office:value-type="float" office:value="382933">
                <text:p>38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369811">
                <text:p>369811</text:p>
              </table:table-cell>
              <table:table-cell office:value-type="float" office:value="3">
                <text:p>3</text:p>
              </table:table-cell>
              <table:table-cell office:value-type="float" office:value="382629">
                <text:p>382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">
                <text:p>167</text:p>
              </table:table-cell>
              <table:table-cell office:value-type="float" office:value="365081">
                <text:p>365081</text:p>
              </table:table-cell>
              <table:table-cell office:value-type="float" office:value="5">
                <text:p>5</text:p>
              </table:table-cell>
              <table:table-cell office:value-type="float" office:value="379722">
                <text:p>379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361849">
                <text:p>361849</text:p>
              </table:table-cell>
              <table:table-cell office:value-type="float" office:value="9">
                <text:p>9</text:p>
              </table:table-cell>
              <table:table-cell office:value-type="float" office:value="374959">
                <text:p>37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5">
                <text:p>515</text:p>
              </table:table-cell>
              <table:table-cell office:value-type="float" office:value="352397">
                <text:p>352397</text:p>
              </table:table-cell>
              <table:table-cell office:value-type="float" office:value="29">
                <text:p>29</text:p>
              </table:table-cell>
              <table:table-cell office:value-type="float" office:value="366495">
                <text:p>36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3">
                <text:p>2023</text:p>
              </table:table-cell>
              <table:table-cell office:value-type="float" office:value="352087">
                <text:p>352087</text:p>
              </table:table-cell>
              <table:table-cell office:value-type="float" office:value="50">
                <text:p>50</text:p>
              </table:table-cell>
              <table:table-cell office:value-type="float" office:value="366155">
                <text:p>36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365276">
                <text:p>365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365046">
                <text:p>36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364242">
                <text:p>364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355846">
                <text:p>355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">
                <text:p>792</text:p>
              </table:table-cell>
              <table:table-cell office:value-type="float" office:value="352631">
                <text:p>35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8">
                <text:p>1178</text:p>
              </table:table-cell>
              <table:table-cell office:value-type="float" office:value="351229">
                <text:p>35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86">
                <text:p>6186</text:p>
              </table:table-cell>
              <table:table-cell office:value-type="float" office:value="350024">
                <text:p>35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86cm" svg:height="10.061cm" xlink:href=".." xlink:type="simple" chart:class="chart:scatter" chart:column-mapping="1 0 2 3" chart:style-name="ch1">
        <chart:title svg:x="3.465cm" svg:y="0.337cm" chart:style-name="ch2">
          <text:p>Strojenie algorytmu - dobór liczby mrówek na iterację</text:p>
        </chart:title>
        <chart:subtitle svg:x="8.446cm" svg:y="1.309cm" chart:style-name="ch3">
          <text:p>1000</text:p>
        </chart:subtitle>
        <chart:plot-area chart:style-name="ch4" table:cell-range-address="'1000'.A1:'1000'.C17 '1000'.E1:'1000'.E17" svg:x="1.358cm" svg:y="2.193cm" svg:width="16.171cm" svg:height="6.696cm">
          <chartooo:coordinate-region svg:x="2.778cm" svg:y="2.385cm" svg:width="14.367cm" svg:height="5.872cm"/>
          <chart:axis chart:dimension="x" chart:name="primary-x" chart:style-name="ch5">
            <chart:title svg:x="6.655cm" svg:y="9.09cm" chart:style-name="ch6">
              <text:p>Czas wykonywania algorytmu [iteracje]</text:p>
            </chart:title>
            <chart:grid chart:style-name="ch7" chart:class="major"/>
          </chart:axis>
          <chart:axis chart:dimension="y" chart:name="primary-y" chart:style-name="ch8">
            <chart:title svg:x="0.451cm" svg:y="9.813cm" chart:style-name="ch9">
              <text:p>Wartość funkcji celu [jednostki czasu wykonywania operacji]</text:p>
            </chart:title>
            <chart:grid chart:style-name="ch7" chart:class="major"/>
          </chart:axis>
          <chart:series chart:style-name="ch10" chart:values-cell-range-address="'1000'.A1:'1000'.A17" chart:class="chart:scatter">
            <chart:domain table:cell-range-address="'1000'.B1:'1000'.B17"/>
            <chart:data-point chart:repeated="17"/>
          </chart:series>
          <chart:series chart:style-name="ch11" chart:values-cell-range-address="'1000'.C1:'1000'.C17" chart:class="chart:scatter">
            <chart:domain table:cell-range-address="'1000'.D1:'1000'.D17"/>
            <chart:data-point chart:repeated="17"/>
          </chart:series>
          <chart:series chart:style-name="ch12" chart:values-cell-range-address="'1000'.E1:'1000'.E17" chart:class="chart:scatter">
            <chart:domain table:cell-range-address="'1000'.F1:'1000'.F17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D</text:p>
              </table:table-cell>
              <table:table-cell office:value-type="string">
                <text:p>Kolumna C</text:p>
              </table:table-cell>
              <table:table-cell office:value-type="string">
                <text:p>Kolumna F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00'.B1:'1000'.B17</svg:desc>
                </draw:g>
              </table:table-cell>
              <table:table-cell office:value-type="float" office:value="426200">
                <text:p>426200</text:p>
                <draw:g>
                  <svg:desc>'1000'.A1:'1000'.A17</svg:desc>
                </draw:g>
              </table:table-cell>
              <table:table-cell office:value-type="float" office:value="0">
                <text:p>0</text:p>
                <draw:g>
                  <svg:desc>'1000'.D1:'1000'.D17</svg:desc>
                </draw:g>
              </table:table-cell>
              <table:table-cell office:value-type="float" office:value="424942">
                <text:p>424942</text:p>
                <draw:g>
                  <svg:desc>'1000'.C1:'1000'.C17</svg:desc>
                </draw:g>
              </table:table-cell>
              <table:table-cell office:value-type="float" office:value="0">
                <text:p>0</text:p>
                <draw:g>
                  <svg:desc>'1000'.F1:'1000'.F17</svg:desc>
                </draw:g>
              </table:table-cell>
              <table:table-cell office:value-type="float" office:value="449044">
                <text:p>449044</text:p>
                <draw:g>
                  <svg:desc>'1000'.E1:'1000'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17290">
                <text:p>417290</text:p>
              </table:table-cell>
              <table:table-cell office:value-type="float" office:value="0">
                <text:p>0</text:p>
              </table:table-cell>
              <table:table-cell office:value-type="float" office:value="395271">
                <text:p>395271</text:p>
              </table:table-cell>
              <table:table-cell office:value-type="float" office:value="0">
                <text:p>0</text:p>
              </table:table-cell>
              <table:table-cell office:value-type="float" office:value="444452">
                <text:p>444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17176">
                <text:p>417176</text:p>
              </table:table-cell>
              <table:table-cell office:value-type="float" office:value="0">
                <text:p>0</text:p>
              </table:table-cell>
              <table:table-cell office:value-type="float" office:value="387717">
                <text:p>387717</text:p>
              </table:table-cell>
              <table:table-cell office:value-type="float" office:value="0">
                <text:p>0</text:p>
              </table:table-cell>
              <table:table-cell office:value-type="float" office:value="438222">
                <text:p>438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07083">
                <text:p>407083</text:p>
              </table:table-cell>
              <table:table-cell office:value-type="float" office:value="0">
                <text:p>0</text:p>
              </table:table-cell>
              <table:table-cell office:value-type="float" office:value="378077">
                <text:p>378077</text:p>
              </table:table-cell>
              <table:table-cell office:value-type="float" office:value="0">
                <text:p>0</text:p>
              </table:table-cell>
              <table:table-cell office:value-type="float" office:value="424091">
                <text:p>424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91915">
                <text:p>391915</text:p>
              </table:table-cell>
              <table:table-cell office:value-type="float" office:value="0">
                <text:p>0</text:p>
              </table:table-cell>
              <table:table-cell office:value-type="float" office:value="377525">
                <text:p>377525</text:p>
              </table:table-cell>
              <table:table-cell office:value-type="float" office:value="0">
                <text:p>0</text:p>
              </table:table-cell>
              <table:table-cell office:value-type="float" office:value="421106">
                <text:p>421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84775">
                <text:p>384775</text:p>
              </table:table-cell>
              <table:table-cell office:value-type="float" office:value="0">
                <text:p>0</text:p>
              </table:table-cell>
              <table:table-cell office:value-type="float" office:value="375436">
                <text:p>375436</text:p>
              </table:table-cell>
              <table:table-cell office:value-type="float" office:value="0">
                <text:p>0</text:p>
              </table:table-cell>
              <table:table-cell office:value-type="float" office:value="408484">
                <text:p>408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69269">
                <text:p>369269</text:p>
              </table:table-cell>
              <table:table-cell office:value-type="float" office:value="1">
                <text:p>1</text:p>
              </table:table-cell>
              <table:table-cell office:value-type="float" office:value="373848">
                <text:p>373848</text:p>
              </table:table-cell>
              <table:table-cell office:value-type="float" office:value="0">
                <text:p>0</text:p>
              </table:table-cell>
              <table:table-cell office:value-type="float" office:value="404601">
                <text:p>404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364902">
                <text:p>364902</text:p>
              </table:table-cell>
              <table:table-cell office:value-type="float" office:value="2">
                <text:p>2</text:p>
              </table:table-cell>
              <table:table-cell office:value-type="float" office:value="369390">
                <text:p>369390</text:p>
              </table:table-cell>
              <table:table-cell office:value-type="float" office:value="0">
                <text:p>0</text:p>
              </table:table-cell>
              <table:table-cell office:value-type="float" office:value="399691">
                <text:p>399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358193">
                <text:p>358193</text:p>
              </table:table-cell>
              <table:table-cell office:value-type="float" office:value="11">
                <text:p>11</text:p>
              </table:table-cell>
              <table:table-cell office:value-type="float" office:value="365002">
                <text:p>365002</text:p>
              </table:table-cell>
              <table:table-cell office:value-type="float" office:value="1">
                <text:p>1</text:p>
              </table:table-cell>
              <table:table-cell office:value-type="float" office:value="398084">
                <text:p>3980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">
                <text:p>158</text:p>
              </table:table-cell>
              <table:table-cell office:value-type="float" office:value="354936">
                <text:p>354936</text:p>
              </table:table-cell>
              <table:table-cell office:value-type="float" office:value="12">
                <text:p>12</text:p>
              </table:table-cell>
              <table:table-cell office:value-type="float" office:value="363511">
                <text:p>363511</text:p>
              </table:table-cell>
              <table:table-cell office:value-type="float" office:value="2">
                <text:p>2</text:p>
              </table:table-cell>
              <table:table-cell office:value-type="float" office:value="397125">
                <text:p>397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8">
                <text:p>188</text:p>
              </table:table-cell>
              <table:table-cell office:value-type="float" office:value="350739">
                <text:p>350739</text:p>
              </table:table-cell>
              <table:table-cell office:value-type="float" office:value="19">
                <text:p>19</text:p>
              </table:table-cell>
              <table:table-cell office:value-type="float" office:value="360188">
                <text:p>360188</text:p>
              </table:table-cell>
              <table:table-cell office:value-type="float" office:value="11">
                <text:p>11</text:p>
              </table:table-cell>
              <table:table-cell office:value-type="float" office:value="396805">
                <text:p>396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359503">
                <text:p>359503</text:p>
              </table:table-cell>
              <table:table-cell office:value-type="float" office:value="14">
                <text:p>14</text:p>
              </table:table-cell>
              <table:table-cell office:value-type="float" office:value="392631">
                <text:p>3926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355981">
                <text:p>355981</text:p>
              </table:table-cell>
              <table:table-cell office:value-type="float" office:value="48">
                <text:p>48</text:p>
              </table:table-cell>
              <table:table-cell office:value-type="float" office:value="391467">
                <text:p>3914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55349">
                <text:p>355349</text:p>
              </table:table-cell>
              <table:table-cell office:value-type="float" office:value="51">
                <text:p>51</text:p>
              </table:table-cell>
              <table:table-cell office:value-type="float" office:value="391460">
                <text:p>3914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354151">
                <text:p>354151</text:p>
              </table:table-cell>
              <table:table-cell office:value-type="float" office:value="52">
                <text:p>52</text:p>
              </table:table-cell>
              <table:table-cell office:value-type="float" office:value="386092">
                <text:p>386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2">
                <text:p>842</text:p>
              </table:table-cell>
              <table:table-cell office:value-type="float" office:value="352730">
                <text:p>352730</text:p>
              </table:table-cell>
              <table:table-cell office:value-type="float" office:value="69">
                <text:p>69</text:p>
              </table:table-cell>
              <table:table-cell office:value-type="float" office:value="385703">
                <text:p>385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383302">
                <text:p>3833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